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(se me olvidó marcar antes)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 + draw (Escena)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7:52:50.2172156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0-12-04T17:53:39.322529181</dc:date>
    <meta:editing-duration>PT3H46M31S</meta:editing-duration>
    <meta:editing-cycles>14</meta:editing-cycles>
    <meta:document-statistic meta:table-count="1" meta:cell-count="149" meta:object-count="0"/>
  </office:meta>
</office:document-meta>
</file>